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2025-08-25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2025-06-11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2025-01-15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2024-11-19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2024-07-10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2024-05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2024-02-01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2023-10-16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2023-09-13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2023-04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2023-01-19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2022-10-17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2022-06-23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2021-10-04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2021-07-08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2021-04-07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2021-01-07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00946666667" calcext:value-type="float">
            <text:p>15.320094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71367741936" calcext:value-type="float">
            <text:p>15.4371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8216" calcext:value-type="float">
            <text:p>15.66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3449032258" calcext:value-type="float">
            <text:p>15.87334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29608" calcext:value-type="float">
            <text:p>15.66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3543225807" calcext:value-type="float">
            <text:p>15.383354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3704" calcext:value-type="float">
            <text:p>15.206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7246451613" calcext:value-type="float">
            <text:p>15.27372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5325714286" calcext:value-type="float">
            <text:p>15.36453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85435" calcext:value-type="float">
            <text:p>15.77854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25312" calcext:value-type="float">
            <text:p>15.83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98811428571" calcext:value-type="float">
            <text:p>18.96988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7612903226" calcext:value-type="float">
            <text:p>19.3277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19792" calcext:value-type="float">
            <text:p>18.78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94291612903" calcext:value-type="float">
            <text:p>17.89942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2688" calcext:value-type="float">
            <text:p>16.730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36707096774" calcext:value-type="float">
            <text:p>16.51367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87661935484" calcext:value-type="float">
            <text:p>16.47876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5568" calcext:value-type="float">
            <text:p>16.367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32544516129" calcext:value-type="float">
            <text:p>16.40325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396" calcext:value-type="float">
            <text:p>16.4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3568" calcext:value-type="float">
            <text:p>19.4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7288" calcext:value-type="float">
            <text:p>18.6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4424" calcext:value-type="float">
            <text:p>19.3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8952" calcext:value-type="float">
            <text:p>19.8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3584" calcext:value-type="float">
            <text:p>20.2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0936" calcext:value-type="float">
            <text:p>19.6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9784" calcext:value-type="float">
            <text:p>20.3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8176" calcext:value-type="float">
            <text:p>20.4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6152" calcext:value-type="float">
            <text:p>20.2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3104" calcext:value-type="float">
            <text:p>20.2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9432" calcext:value-type="float">
            <text:p>19.8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1144" calcext:value-type="float">
            <text:p>19.8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108" calcext:value-type="float">
            <text:p>20.0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3296" calcext:value-type="float">
            <text:p>19.5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0224" calcext:value-type="float">
            <text:p>20.0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1704" calcext:value-type="float">
            <text:p>20.49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068" calcext:value-type="float">
            <text:p>20.6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9968" calcext:value-type="float">
            <text:p>21.0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3728" calcext:value-type="float">
            <text:p>20.6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197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197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7536" calcext:value-type="float">
            <text:p>30.5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197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5936" calcext:value-type="float">
            <text:p>29.2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197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4616" calcext:value-type="float">
            <text:p>26.2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197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4536" calcext:value-type="float">
            <text:p>33.24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197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197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9696" calcext:value-type="float">
            <text:p>32.6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197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197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197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197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78" calcext:value-type="float">
            <text:p>20.4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197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7528" calcext:value-type="float">
            <text:p>20.60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0744" calcext:value-type="float">
            <text:p>20.4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601093354101</text:p>
          </table:table-cell>
          <table:table-cell office:value-type="string" calcext:value-type="string">
            <text:p>197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14" meta:object-count="0"/>
    <meta:user-defined meta:name="AppVersion">3.0</meta:user-defined>
  </office:meta>
</office:document-meta>
</file>